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officeooo:rsid="00165dbf" officeooo:paragraph-rsid="00165dbf"/>
    </style:style>
    <style:style style:name="P3" style:family="paragraph" style:parent-style-name="Standard">
      <style:text-properties officeooo:rsid="001726ac" officeooo:paragraph-rsid="001726ac"/>
    </style:style>
    <style:style style:name="P4" style:family="paragraph" style:parent-style-name="Preformatted_20_Text">
      <style:text-properties officeooo:rsid="0013c39c" officeooo:paragraph-rsid="00185996"/>
    </style:style>
    <style:style style:name="P5" style:family="paragraph" style:parent-style-name="Standard">
      <style:text-properties officeooo:rsid="00185996" officeooo:paragraph-rsid="00185996"/>
    </style:style>
    <style:style style:name="P6" style:family="paragraph" style:parent-style-name="Standard">
      <style:text-properties officeooo:rsid="0013c39c" officeooo:paragraph-rsid="00185996"/>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f92f0"/>
    </style:style>
    <style:style style:name="T2" style:family="text">
      <style:text-properties fo:font-variant="normal" fo:text-transform="none" style:font-name="Consolas" fo:font-size="9.75pt" fo:letter-spacing="normal" fo:font-style="normal" fo:font-weight="normal" fo:background-color="transparent" loext:char-shading-value="0" loext:padding="0cm" loext:border="none"/>
    </style:style>
    <style:style style:name="T3" style:family="text">
      <style:text-properties fo:font-variant="normal" fo:text-transform="none" style:font-name="Consolas" fo:font-size="9.75pt" fo:letter-spacing="normal" fo:font-style="normal" fo:font-weight="normal" officeooo:rsid="0013c39c" fo:background-color="transparent" loext:char-shading-value="0"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4bf4841-7fff-8a4f-ef68-839c7fc73e03"/>BitBucket Commands</text:p>
      <text:p text:style-name="Text_20_body"/>
      <text:p text:style-name="P1">1)Create new local repository</text:p>
      <text:p text:style-name="P1">- git init</text:p>
      <text:p text:style-name="Text_20_body"/>
      <text:p text:style-name="P1">2) Create a working copy of a local repository:</text:p>
      <text:p text:style-name="P1">- git clone /path/to/repository</text:p>
      <text:p text:style-name="Text_20_body"/>
      <text:p text:style-name="P1">3) Send changes to the branch of your remote repository:</text:p>
      <text:p text:style-name="P1">- git push origin branch name</text:p>
      <text:p text:style-name="Text_20_body"/>
      <text:p text:style-name="P1">4) To know active branches</text:p>
      <text:p text:style-name="P1">- git branch</text:p>
      <text:p text:style-name="Text_20_body"/>
      <text:p text:style-name="P1">5) Switch from one branch to another.</text:p>
      <text:p text:style-name="P1">- git checkout (branchname)</text:p>
      <text:p text:style-name="Text_20_body"/>
      <text:p text:style-name="P1">6)To check modified files of the local git folder .</text:p>
      <text:p text:style-name="P1">- git status</text:p>
      <text:p text:style-name="Text_20_body"/>
      <text:p text:style-name="P1">7) Fetch and merge changes on the remote server to your working directory: .(before commit anything make pull request to avoid conflicts and get updated code first )</text:p>
      <text:p text:style-name="P1">- git pull origin (branch name)</text:p>
      <text:p text:style-name="Text_20_body"/>
      <text:p text:style-name="P1">8)To delete branch locally</text:p>
      <text:p text:style-name="P1">- git branch -d (branchname)</text:p>
      <text:p text:style-name="Text_20_body"/>
      <text:p text:style-name="P1">9)To fetch new info about branch</text:p>
      <text:p text:style-name="P1">- git fetch</text:p>
      <text:p text:style-name="Text_20_body"/>
      <text:p text:style-name="P1">10) To remove local changes (bcz of that conflict occur)</text:p>
      <text:p text:style-name="P1">- git stash</text:p>
      <text:p text:style-name="Text_20_body"/>
      <text:p text:style-name="P1">11) To add removed local changes .(add after pull)</text:p>
      <text:p text:style-name="P1">- git stash pop</text:p>
      <text:p text:style-name="Text_20_body"/>
      <text:p text:style-name="P1"><text:soft-page-break/>12) To add file in local git (To avoid conflict replace with commits and then add that file to git manually)(your changes will get replaced with commits) After you have manually resolve any conflicts, you mark the changed file:</text:p>
      <text:p text:style-name="P1">- git add ../(path of file)</text:p>
      <text:p text:style-name="Text_20_body"/>
      <text:p text:style-name="P1">13)Create a new branch and switch to it</text:p>
      <text:p text:style-name="P1">- git checkout -b &lt;branchname&gt;</text:p>
      <text:p text:style-name="Text_20_body"/>
      <text:p text:style-name="P1">15)Push the branch to your remote repository, so others can use it:</text:p>
      <text:p text:style-name="P1">- git push origin &lt;branchname&gt;</text:p>
      <text:p text:style-name="Text_20_body"/>
      <text:p text:style-name="P1">16)Push all branches to your remote repository:</text:p>
      <text:p text:style-name="P1">- git push --all origin</text:p>
      <text:p text:style-name="Text_20_body"/>
      <text:p text:style-name="P1">17)Delete a branch on your remote repository:</text:p>
      <text:p text:style-name="P1">- git push origin :&lt;branchname&gt;</text:p>
      <text:p text:style-name="Text_20_body"/>
      <text:p text:style-name="P1">18)To merge a different branch into your active branch:</text:p>
      <text:p text:style-name="P1">- git merge &lt;branch name&gt;</text:p>
      <text:p text:style-name="Text_20_body"/>
      <text:p text:style-name="P1">19)You can use tagging to mark a significant changeset, such as a release:</text:p>
      <text:p text:style-name="P1">- git tag 1.0.0 &lt;commitID&gt;</text:p>
      <text:p text:style-name="Text_20_body"/>
      <text:p text:style-name="P1">20)Instead, to drop all your local changes and commits, fetch the latest history from the server and point your local master branch at it, do this:</text:p>
      <text:p text:style-name="P1">- git fetch origin</text:p>
      <text:p text:style-name="Text_20_body"/>
      <text:p text:style-name="P1">- git reset --hard origin branchname(It will delete everything)</text:p>
      <text:p text:style-name="Text_20_body"/>
      <text:p text:style-name="P1">21)To stash all changes </text:p>
      <text:list xml:id="list3780461869" text:style-name="L1">
        <text:list-item>
          <text:p text:style-name="P7">git stash --all</text:p>
        </text:list-item>
      </text:list>
      <text:p text:style-name="P1">22)To get back all stash folders </text:p>
      <text:list xml:id="list3106044093" text:style-name="L2">
        <text:list-item>
          <text:p text:style-name="P8">git checkout stash -- .</text:p>
        </text:list-item>
      </text:list>
      <text:p text:style-name="P1">23) To create a new branch without switching to other branches</text:p>
      <text:list xml:id="list3372481811" text:style-name="L3">
        <text:list-item>
          <text:p text:style-name="P9">Git branch branchname</text:p>
        </text:list-item>
      </text:list>
      <text:p text:style-name="P2">Access Token : <text:s/><text:span text:style-name="T1">5c7af4ca228b43e7f7b3980850b362f305953c71</text:span></text:p>
      <text:p text:style-name="P2"/>
      <text:p text:style-name="P2"/>
      <text:p text:style-name="P5"/>
      <text:p text:style-name="P5"/>
      <text:p text:style-name="P5"><text:soft-page-break/>24)<text:span text:style-name="Source_20_Text"><text:span text:style-name="T3">git clone -b &lt;branch&gt; &lt;remote_repo&gt;</text:span></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git clone -b my-branch git@github.com:user/myproject.git</text:span></text:span></text:p>
      <text:p text:style-name="P6"/>
      <text:p text:style-name="P3"/>
      <text:p text:style-name="P3">Frequently Used:</text:p>
      <text:p text:style-name="P3"/>
      <text:p text:style-name="P3">1)git clone/git init</text:p>
      <text:p text:style-name="P3">2)git status</text:p>
      <text:p text:style-name="P3">3)git add .</text:p>
      <text:p text:style-name="P3">4)git status</text:p>
      <text:p text:style-name="P3">5) git remote add origin &lt;url&gt; (if not clonned)</text:p>
      <text:p text:style-name="P3">6)git commit -m “comment”</text:p>
      <text:p text:style-name="P3">7)git push origin (branch name)</text:p>
      <text:p text:style-name="P3">8)git checkout -b (branch name)</text:p>
      <text:p text:style-name="P3">9)git branch (branch name)</text:p>
      <text:p text:style-name="P3">10)git remote</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3:39:30.473486505</meta:creation-date>
    <dc:date>2021-01-13T20:33:14.986100596</dc:date>
    <meta:editing-duration>PT7M27S</meta:editing-duration>
    <meta:editing-cycles>3</meta:editing-cycles>
    <meta:generator>LibreOffice/6.4.6.2$Linux_X86_64 LibreOffice_project/40$Build-2</meta:generator>
    <meta:document-statistic meta:table-count="0" meta:image-count="0" meta:object-count="0" meta:page-count="3" meta:paragraph-count="60" meta:word-count="411" meta:character-count="2359" meta:non-whitespace-character-count="2011"/>
  </office:meta>
</office:document-meta>
</file>